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Footnote">
      <style:text-properties officeooo:rsid="00640804" officeooo:paragraph-rsid="00640804"/>
    </style:style>
    <style:style style:name="P2" style:family="paragraph" style:parent-style-name="Standard">
      <style:text-properties officeooo:rsid="001f373d" officeooo:paragraph-rsid="001f373d"/>
    </style:style>
    <style:style style:name="P3" style:family="paragraph" style:parent-style-name="Standard">
      <style:text-properties officeooo:rsid="001f373d" officeooo:paragraph-rsid="00209fd0"/>
    </style:style>
    <style:style style:name="P4" style:family="paragraph" style:parent-style-name="Standard">
      <style:text-properties officeooo:rsid="001f373d" officeooo:paragraph-rsid="0027c948"/>
    </style:style>
    <style:style style:name="P5" style:family="paragraph" style:parent-style-name="Standard">
      <style:text-properties officeooo:rsid="001f373d" officeooo:paragraph-rsid="0029d815"/>
    </style:style>
    <style:style style:name="P6" style:family="paragraph" style:parent-style-name="Standard">
      <style:text-properties officeooo:rsid="001f373d" officeooo:paragraph-rsid="002c2a54"/>
    </style:style>
    <style:style style:name="P7" style:family="paragraph" style:parent-style-name="Standard">
      <style:text-properties officeooo:rsid="001f373d" officeooo:paragraph-rsid="005d219b"/>
    </style:style>
    <style:style style:name="P8" style:family="paragraph" style:parent-style-name="Standard">
      <style:text-properties officeooo:rsid="001f373d" officeooo:paragraph-rsid="006e5335"/>
    </style:style>
    <style:style style:name="P9" style:family="paragraph" style:parent-style-name="Standard">
      <style:text-properties officeooo:rsid="00208724" officeooo:paragraph-rsid="00208724"/>
    </style:style>
    <style:style style:name="P10" style:family="paragraph" style:parent-style-name="Standard">
      <style:text-properties officeooo:rsid="00209fd0" officeooo:paragraph-rsid="00209fd0"/>
    </style:style>
    <style:style style:name="P11" style:family="paragraph" style:parent-style-name="Standard">
      <style:text-properties officeooo:rsid="00209fd0" officeooo:paragraph-rsid="003ff4d0"/>
    </style:style>
    <style:style style:name="P12" style:family="paragraph" style:parent-style-name="Standard">
      <style:paragraph-properties fo:text-align="center" style:justify-single-word="false"/>
      <style:text-properties fo:font-weight="bold" officeooo:rsid="001f373d" officeooo:paragraph-rsid="001f373d" style:font-weight-asian="bold" style:font-weight-complex="bold"/>
    </style:style>
    <style:style style:name="P13" style:family="paragraph" style:parent-style-name="Standard">
      <style:text-properties officeooo:rsid="00208724" officeooo:paragraph-rsid="00208724" fo:background-color="#bce4e5"/>
    </style:style>
    <style:style style:name="P14" style:family="paragraph" style:parent-style-name="Standard">
      <style:text-properties officeooo:rsid="0026e80b" officeooo:paragraph-rsid="0026e80b"/>
    </style:style>
    <style:style style:name="P15" style:family="paragraph" style:parent-style-name="Standard">
      <style:text-properties officeooo:rsid="0027c948" officeooo:paragraph-rsid="0027c948"/>
    </style:style>
    <style:style style:name="P16" style:family="paragraph" style:parent-style-name="Standard">
      <style:text-properties officeooo:rsid="0029ad0a" officeooo:paragraph-rsid="0029ad0a"/>
    </style:style>
    <style:style style:name="P17" style:family="paragraph" style:parent-style-name="Standard">
      <style:text-properties officeooo:rsid="002f6f51" officeooo:paragraph-rsid="002f6f51"/>
    </style:style>
    <style:style style:name="P18" style:family="paragraph" style:parent-style-name="Standard">
      <style:text-properties officeooo:rsid="0036b20a" officeooo:paragraph-rsid="0036b20a"/>
    </style:style>
    <style:style style:name="P19" style:family="paragraph" style:parent-style-name="Standard">
      <style:text-properties officeooo:paragraph-rsid="0027c948"/>
    </style:style>
    <style:style style:name="P20" style:family="paragraph" style:parent-style-name="Standard">
      <style:text-properties fo:color="#ce181e" fo:font-weight="bold" officeooo:rsid="003ff4d0" officeooo:paragraph-rsid="003ff4d0" style:font-weight-asian="bold" style:font-weight-complex="bold"/>
    </style:style>
    <style:style style:name="P21" style:family="paragraph" style:parent-style-name="Standard">
      <style:text-properties officeooo:rsid="00580848" officeooo:paragraph-rsid="00580848"/>
    </style:style>
    <style:style style:name="P22" style:family="paragraph" style:parent-style-name="Standard">
      <style:text-properties fo:color="#407927" fo:font-weight="bold" officeooo:rsid="005873be" officeooo:paragraph-rsid="005873be" style:font-weight-asian="bold" style:font-weight-complex="bold"/>
    </style:style>
    <style:style style:name="P23" style:family="paragraph" style:parent-style-name="Standard">
      <style:text-properties fo:color="#407927" fo:font-weight="bold" officeooo:rsid="005cf789" officeooo:paragraph-rsid="005cf789" style:font-weight-asian="bold" style:font-weight-complex="bold"/>
    </style:style>
    <style:style style:name="P24" style:family="paragraph" style:parent-style-name="Standard">
      <style:text-properties officeooo:rsid="005cf789" officeooo:paragraph-rsid="005cf789"/>
    </style:style>
    <style:style style:name="P25" style:family="paragraph" style:parent-style-name="Standard">
      <style:text-properties officeooo:rsid="00650aae" officeooo:paragraph-rsid="00650aae"/>
    </style:style>
    <style:style style:name="P26" style:family="paragraph" style:parent-style-name="Standard">
      <style:text-properties officeooo:paragraph-rsid="00650aae"/>
    </style:style>
    <style:style style:name="P27" style:family="paragraph" style:parent-style-name="Standard">
      <style:text-properties officeooo:rsid="006e5335" officeooo:paragraph-rsid="006e5335"/>
    </style:style>
    <style:style style:name="P28" style:family="paragraph" style:parent-style-name="Standard">
      <style:text-properties officeooo:rsid="007767eb" officeooo:paragraph-rsid="00468468"/>
    </style:style>
    <style:style style:name="P29" style:family="paragraph" style:parent-style-name="Standard">
      <style:text-properties officeooo:paragraph-rsid="00795c40"/>
    </style:style>
    <style:style style:name="P30" style:family="paragraph" style:parent-style-name="Standard">
      <style:text-properties officeooo:paragraph-rsid="007dcb1a"/>
    </style:style>
    <style:style style:name="P31" style:family="paragraph" style:parent-style-name="Standard">
      <style:text-properties officeooo:paragraph-rsid="007e309b"/>
    </style:style>
    <style:style style:name="P32" style:family="paragraph" style:parent-style-name="Standard">
      <style:text-properties officeooo:rsid="00208724" officeooo:paragraph-rsid="00208724" fo:background-color="transparent"/>
    </style:style>
    <style:style style:name="P33" style:family="paragraph" style:parent-style-name="Standard">
      <style:text-properties officeooo:rsid="00800644" officeooo:paragraph-rsid="00800644" fo:background-color="transparent"/>
    </style:style>
    <style:style style:name="P34" style:family="paragraph" style:parent-style-name="Standard">
      <style:text-properties fo:font-style="italic" fo:font-weight="bold" officeooo:rsid="00800644" officeooo:paragraph-rsid="00800644" fo:background-color="transparent" style:font-style-asian="italic" style:font-weight-asian="bold" style:font-style-complex="italic" style:font-weight-complex="bold"/>
    </style:style>
    <style:style style:name="P35" style:family="paragraph" style:parent-style-name="Standard">
      <style:paragraph-properties fo:text-align="center" style:justify-single-word="false"/>
      <style:text-properties fo:font-size="14pt" fo:font-weight="bold" officeooo:rsid="001f373d" officeooo:paragraph-rsid="001f373d" style:font-size-asian="14pt" style:font-weight-asian="bold" style:font-size-complex="14pt" style:font-weight-complex="bold"/>
    </style:style>
    <style:style style:name="P36" style:family="paragraph" style:parent-style-name="Standard">
      <style:text-properties fo:font-size="14pt" fo:font-style="italic" fo:font-weight="bold" officeooo:rsid="00800644" officeooo:paragraph-rsid="00800644" fo:background-color="transparent" style:font-size-asian="14pt" style:font-style-asian="italic" style:font-weight-asian="bold" style:font-size-complex="14pt" style:font-style-complex="italic" style:font-weight-complex="bold"/>
    </style:style>
    <style:style style:name="P37" style:family="paragraph" style:parent-style-name="Standard">
      <style:text-properties fo:font-size="14pt" fo:font-style="italic" fo:font-weight="bold" officeooo:rsid="00208724" officeooo:paragraph-rsid="00208724" fo:background-color="transparent" style:font-size-asian="14pt" style:font-style-asian="italic" style:font-weight-asian="bold" style:font-size-complex="14pt" style:font-style-complex="italic" style:font-weight-complex="bold"/>
    </style:style>
    <style:style style:name="P38" style:family="paragraph" style:parent-style-name="Standard">
      <style:text-properties fo:font-size="12pt" fo:font-style="italic" fo:font-weight="bold" officeooo:rsid="0082722f" officeooo:paragraph-rsid="0082722f" fo:background-color="transparent" style:font-size-asian="12pt" style:font-style-asian="italic" style:font-weight-asian="bold" style:font-size-complex="12pt" style:font-style-complex="italic" style:font-weight-complex="bold"/>
    </style:style>
    <style:style style:name="P39" style:family="paragraph" style:parent-style-name="Standard">
      <style:text-properties officeooo:paragraph-rsid="0085020c"/>
    </style:style>
    <style:style style:name="P40" style:family="paragraph" style:parent-style-name="Text_20_body">
      <style:text-properties officeooo:paragraph-rsid="00800644"/>
    </style:style>
    <style:style style:name="P41" style:family="paragraph" style:parent-style-name="Standard" style:list-style-name="L1">
      <style:text-properties officeooo:paragraph-rsid="00800644"/>
    </style:style>
    <style:style style:name="P42" style:family="paragraph" style:parent-style-name="Standard">
      <style:text-properties fo:color="#000000" officeooo:paragraph-rsid="0027c948" fo:background-color="#ffffff"/>
    </style:style>
    <style:style style:name="P43" style:family="paragraph" style:parent-style-name="Standard">
      <style:text-properties fo:color="#000000" officeooo:rsid="0075082e" officeooo:paragraph-rsid="0027c948" fo:background-color="#ffffff"/>
    </style:style>
    <style:style style:name="P44" style:family="paragraph" style:parent-style-name="Standard">
      <style:text-properties fo:color="#000000" officeooo:rsid="00848446" officeooo:paragraph-rsid="00848446" fo:background-color="#ffffff"/>
    </style:style>
    <style:style style:name="P45" style:family="paragraph" style:parent-style-name="Standard">
      <style:text-properties fo:color="#000000" officeooo:paragraph-rsid="007dcb1a" fo:background-color="#ffffff"/>
    </style:style>
    <style:style style:name="P46" style:family="paragraph" style:parent-style-name="Standard">
      <style:text-properties fo:color="#000000" officeooo:rsid="0095d590" officeooo:paragraph-rsid="0095d590" fo:background-color="#ffffff"/>
    </style:style>
    <style:style style:name="P47" style:family="paragraph" style:parent-style-name="Standard">
      <style:text-properties fo:color="#000000" officeooo:rsid="0095d590" officeooo:paragraph-rsid="00981031" fo:background-color="#ffffff"/>
    </style:style>
    <style:style style:name="P48" style:family="paragraph" style:parent-style-name="Standard">
      <style:text-properties fo:color="#000000" officeooo:rsid="0095d590" officeooo:paragraph-rsid="00997573" fo:background-color="#ffffff"/>
    </style:style>
    <style:style style:name="P49" style:family="paragraph" style:parent-style-name="Standard">
      <style:text-properties fo:color="#000000" officeooo:rsid="0090b162" officeooo:paragraph-rsid="0090b162"/>
    </style:style>
    <style:style style:name="P50" style:family="paragraph" style:parent-style-name="Standard">
      <style:text-properties fo:color="#000000" officeooo:rsid="0090df68" officeooo:paragraph-rsid="0090df68"/>
    </style:style>
    <style:style style:name="P51" style:family="paragraph" style:parent-style-name="Standard">
      <style:text-properties fo:color="#000000" fo:font-weight="bold" officeooo:paragraph-rsid="007dcb1a" fo:background-color="#ffffff" style:font-weight-asian="bold" style:font-weight-complex="bold"/>
    </style:style>
    <style:style style:name="P52" style:family="paragraph" style:parent-style-name="Standard">
      <style:text-properties officeooo:rsid="0025640b" officeooo:paragraph-rsid="0027c948"/>
    </style:style>
    <style:style style:name="P53" style:family="paragraph" style:parent-style-name="Standard">
      <style:text-properties officeooo:rsid="002a5fc5" officeooo:paragraph-rsid="002c2a54"/>
    </style:style>
    <style:style style:name="P54" style:family="paragraph" style:parent-style-name="Standard">
      <style:text-properties officeooo:rsid="002a5fc5" officeooo:paragraph-rsid="005cf789"/>
    </style:style>
    <style:style style:name="P55" style:family="paragraph" style:parent-style-name="Standard">
      <style:text-properties fo:color="#407927" fo:font-weight="bold" officeooo:rsid="00650aae" officeooo:paragraph-rsid="005cf789" style:font-weight-asian="bold" style:font-weight-complex="bold"/>
    </style:style>
    <style:style style:name="P56" style:family="paragraph" style:parent-style-name="Standard">
      <style:text-properties fo:color="#407927" fo:font-weight="bold" officeooo:rsid="005cf789" officeooo:paragraph-rsid="005d219b" style:font-weight-asian="bold" style:font-weight-complex="bold"/>
    </style:style>
    <style:style style:name="P57" style:family="paragraph" style:parent-style-name="Standard">
      <style:text-properties officeooo:rsid="001f373d" officeooo:paragraph-rsid="00795c40"/>
    </style:style>
    <style:style style:name="P58" style:family="paragraph" style:parent-style-name="Standard">
      <style:text-properties officeooo:rsid="001f373d" officeooo:paragraph-rsid="001f373d"/>
    </style:style>
    <style:style style:name="P59" style:family="paragraph" style:parent-style-name="Standard">
      <style:text-properties officeooo:rsid="001f373d" officeooo:paragraph-rsid="005d219b"/>
    </style:style>
    <style:style style:name="P60" style:family="paragraph" style:parent-style-name="Standard">
      <style:text-properties officeooo:paragraph-rsid="00848446"/>
    </style:style>
    <style:style style:name="P61" style:family="paragraph" style:parent-style-name="Standard">
      <style:text-properties officeooo:rsid="005cf789" officeooo:paragraph-rsid="005cf789"/>
    </style:style>
    <style:style style:name="P62" style:family="paragraph" style:parent-style-name="Standard">
      <style:text-properties officeooo:rsid="005cf789" officeooo:paragraph-rsid="008c8ddd"/>
    </style:style>
    <style:style style:name="P63" style:family="paragraph" style:parent-style-name="Standard">
      <style:text-properties officeooo:rsid="00208724" officeooo:paragraph-rsid="00208724" fo:background-color="#bce4e5"/>
    </style:style>
    <style:style style:name="P64" style:family="paragraph" style:parent-style-name="Standard">
      <style:text-properties officeooo:rsid="0092dfe0" officeooo:paragraph-rsid="0092dfe0"/>
    </style:style>
    <style:style style:name="P65" style:family="paragraph" style:parent-style-name="Standard">
      <style:text-properties officeooo:paragraph-rsid="0095d590"/>
    </style:style>
    <style:style style:name="P66" style:family="paragraph" style:parent-style-name="Standard">
      <style:text-properties fo:color="#ce181e" fo:font-weight="bold" officeooo:rsid="003ff4d0" officeooo:paragraph-rsid="003ff4d0" style:font-weight-asian="bold" style:font-weight-complex="bold"/>
    </style:style>
    <style:style style:name="T1" style:family="text">
      <style:text-properties officeooo:rsid="001f373d"/>
    </style:style>
    <style:style style:name="T2" style:family="text">
      <style:text-properties officeooo:rsid="0022bb71"/>
    </style:style>
    <style:style style:name="T3" style:family="text">
      <style:text-properties officeooo:rsid="0025640b"/>
    </style:style>
    <style:style style:name="T4" style:family="text">
      <style:text-properties officeooo:rsid="0027c948"/>
    </style:style>
    <style:style style:name="T5" style:family="text">
      <style:text-properties officeooo:rsid="0029d815"/>
    </style:style>
    <style:style style:name="T6" style:family="text">
      <style:text-properties officeooo:rsid="002a5fc5"/>
    </style:style>
    <style:style style:name="T7" style:family="text">
      <style:text-properties officeooo:rsid="00341999"/>
    </style:style>
    <style:style style:name="T8" style:family="text">
      <style:text-properties officeooo:rsid="0037402a"/>
    </style:style>
    <style:style style:name="T9" style:family="text">
      <style:text-properties officeooo:rsid="003a8cf3"/>
    </style:style>
    <style:style style:name="T10" style:family="text">
      <style:text-properties officeooo:rsid="0041e6c9"/>
    </style:style>
    <style:style style:name="T11" style:family="text">
      <style:text-properties fo:color="#000000" fo:background-color="#ffffff" loext:char-shading-value="0"/>
    </style:style>
    <style:style style:name="T12" style:family="text">
      <style:text-properties fo:color="#000000" officeooo:rsid="006ca12e" fo:background-color="#ffffff" loext:char-shading-value="0"/>
    </style:style>
    <style:style style:name="T13" style:family="text">
      <style:text-properties fo:color="#000000" officeooo:rsid="007376ea" fo:background-color="#ffffff" loext:char-shading-value="0"/>
    </style:style>
    <style:style style:name="T14" style:family="text">
      <style:text-properties fo:color="#000000" officeooo:rsid="0075082e" fo:background-color="#ffffff" loext:char-shading-value="0"/>
    </style:style>
    <style:style style:name="T15" style:family="text">
      <style:text-properties fo:color="#000000" officeooo:rsid="007767eb" fo:background-color="#ffffff" loext:char-shading-value="0"/>
    </style:style>
    <style:style style:name="T16" style:family="text">
      <style:text-properties fo:color="#000000" officeooo:rsid="0079143b" fo:background-color="#ffffff" loext:char-shading-value="0"/>
    </style:style>
    <style:style style:name="T17" style:family="text">
      <style:text-properties fo:color="#000000" officeooo:rsid="007e309b" fo:background-color="#ffffff" loext:char-shading-value="0"/>
    </style:style>
    <style:style style:name="T18" style:family="text">
      <style:text-properties fo:color="#000000" officeooo:rsid="007e51ce" fo:background-color="#ffffff" loext:char-shading-value="0"/>
    </style:style>
    <style:style style:name="T19" style:family="text">
      <style:text-properties fo:color="#000000" officeooo:rsid="00848446" fo:background-color="#ffffff" loext:char-shading-value="0"/>
    </style:style>
    <style:style style:name="T20" style:family="text">
      <style:text-properties fo:color="#000000" officeooo:rsid="0085020c" fo:background-color="#ffffff" loext:char-shading-value="0"/>
    </style:style>
    <style:style style:name="T21" style:family="text">
      <style:text-properties fo:color="#000000" officeooo:rsid="008a7716" fo:background-color="#ffffff" loext:char-shading-value="0"/>
    </style:style>
    <style:style style:name="T22" style:family="text">
      <style:text-properties fo:color="#000000" officeooo:rsid="0091d2e6" fo:background-color="#ffffff" loext:char-shading-value="0"/>
    </style:style>
    <style:style style:name="T23" style:family="text">
      <style:text-properties fo:color="#000000" officeooo:rsid="0095d590" fo:background-color="#ffffff" loext:char-shading-value="0"/>
    </style:style>
    <style:style style:name="T24" style:family="text">
      <style:text-properties fo:color="#000000" fo:background-color="#ffffff"/>
    </style:style>
    <style:style style:name="T25" style:family="text">
      <style:text-properties fo:color="#000000" officeooo:rsid="0095d590" fo:background-color="#ffffff"/>
    </style:style>
    <style:style style:name="T26" style:family="text">
      <style:text-properties officeooo:rsid="00564094"/>
    </style:style>
    <style:style style:name="T27" style:family="text">
      <style:text-properties officeooo:rsid="005873be"/>
    </style:style>
    <style:style style:name="T28" style:family="text">
      <style:text-properties fo:color="#407927" fo:font-weight="bold" style:font-weight-asian="bold" style:font-weight-complex="bold"/>
    </style:style>
    <style:style style:name="T29" style:family="text">
      <style:text-properties fo:color="#407927" fo:font-weight="bold" officeooo:rsid="005cf789" style:font-weight-asian="bold" style:font-weight-complex="bold"/>
    </style:style>
    <style:style style:name="T30" style:family="text">
      <style:text-properties fo:color="#407927" fo:font-weight="bold" officeooo:rsid="00650aae" style:font-weight-asian="bold" style:font-weight-complex="bold"/>
    </style:style>
    <style:style style:name="T31" style:family="text">
      <style:text-properties fo:color="#407927" fo:font-weight="bold" officeooo:rsid="006d3b96" style:font-weight-asian="bold" style:font-weight-complex="bold"/>
    </style:style>
    <style:style style:name="T32" style:family="text">
      <style:text-properties officeooo:rsid="005cf789"/>
    </style:style>
    <style:style style:name="T33" style:family="text">
      <style:text-properties officeooo:rsid="005ea6a3"/>
    </style:style>
    <style:style style:name="T34" style:family="text">
      <style:text-properties officeooo:rsid="00609883"/>
    </style:style>
    <style:style style:name="T35" style:family="text">
      <style:text-properties officeooo:rsid="006185e3"/>
    </style:style>
    <style:style style:name="T36" style:family="text">
      <style:text-properties officeooo:rsid="0062dc70"/>
    </style:style>
    <style:style style:name="T37" style:family="text">
      <style:text-properties officeooo:rsid="00650aae"/>
    </style:style>
    <style:style style:name="T38" style:family="text">
      <style:text-properties officeooo:rsid="0069d92a"/>
    </style:style>
    <style:style style:name="T39" style:family="text">
      <style:text-properties officeooo:rsid="006aa0be"/>
    </style:style>
    <style:style style:name="T40" style:family="text">
      <style:text-properties officeooo:rsid="006c7bed"/>
    </style:style>
    <style:style style:name="T41" style:family="text">
      <style:text-properties officeooo:rsid="006ca12e"/>
    </style:style>
    <style:style style:name="T42" style:family="text">
      <style:text-properties officeooo:rsid="006e5335"/>
    </style:style>
    <style:style style:name="T43" style:family="text">
      <style:text-properties officeooo:rsid="0070caa1"/>
    </style:style>
    <style:style style:name="T44" style:family="text">
      <style:text-properties officeooo:rsid="00725ea9"/>
    </style:style>
    <style:style style:name="T45" style:family="text">
      <style:text-properties officeooo:rsid="007a9501"/>
    </style:style>
    <style:style style:name="T46" style:family="text">
      <style:text-properties officeooo:rsid="007dcb1a"/>
    </style:style>
    <style:style style:name="T47" style:family="text">
      <style:text-properties fo:color="#000096" fo:background-color="#ffffff" loext:char-shading-value="0"/>
    </style:style>
    <style:style style:name="T48" style:family="text">
      <style:text-properties fo:color="#000096" fo:background-color="#ffffff"/>
    </style:style>
    <style:style style:name="T49" style:family="text">
      <style:text-properties fo:color="#f5844c" fo:background-color="#ffffff" loext:char-shading-value="0"/>
    </style:style>
    <style:style style:name="T50" style:family="text">
      <style:text-properties fo:color="#f5844c" fo:background-color="#ffffff"/>
    </style:style>
    <style:style style:name="T51" style:family="text">
      <style:text-properties fo:color="#ff8040" fo:background-color="#ffffff" loext:char-shading-value="0"/>
    </style:style>
    <style:style style:name="T52" style:family="text">
      <style:text-properties fo:color="#993300" fo:background-color="#ffffff" loext:char-shading-value="0"/>
    </style:style>
    <style:style style:name="T53" style:family="text">
      <style:text-properties style:text-underline-style="solid" style:text-underline-width="auto" style:text-underline-color="font-color"/>
    </style:style>
    <style:style style:name="T54" style:family="text">
      <style:text-properties officeooo:rsid="00848446"/>
    </style:style>
    <style:style style:name="T55" style:family="text">
      <style:text-properties officeooo:rsid="0088451a" fo:background-color="#fff200" loext:char-shading-value="0"/>
    </style:style>
    <style:style style:name="T56" style:family="text">
      <style:text-properties fo:font-weight="bold" style:font-weight-asian="bold" style:font-weight-complex="bold"/>
    </style:style>
    <style:style style:name="T57" style:family="text">
      <style:text-properties fo:font-weight="bold" officeooo:rsid="00434cdc" style:font-weight-asian="bold" style:font-weight-complex="bold"/>
    </style:style>
    <style:style style:name="T58" style:family="text">
      <style:text-properties fo:font-weight="bold" officeooo:rsid="0022bb71" style:font-weight-asian="bold" style:font-weight-complex="bold"/>
    </style:style>
    <style:style style:name="T59" style:family="text">
      <style:text-properties fo:font-weight="bold" officeooo:rsid="007a9501" style:font-weight-asian="bold" style:font-weight-complex="bold"/>
    </style:style>
    <style:style style:name="T60" style:family="text">
      <style:text-properties fo:font-weight="bold" officeooo:rsid="0095d590" style:font-weight-asian="bold" style:font-weight-complex="bold"/>
    </style:style>
    <style:style style:name="T61" style:family="text">
      <style:text-properties officeooo:rsid="008b5a68"/>
    </style:style>
    <style:style style:name="T62" style:family="text">
      <style:text-properties officeooo:rsid="008c8ddd"/>
    </style:style>
    <style:style style:name="T63" style:family="text">
      <style:text-properties fo:background-color="#ffffff"/>
    </style:style>
    <style:style style:name="T64" style:family="text">
      <style:text-properties officeooo:rsid="009352cf"/>
    </style:style>
    <style:style style:name="T65" style:family="text">
      <style:text-properties officeooo:rsid="00940943"/>
    </style:style>
    <style:style style:name="T66" style:family="text">
      <style:text-properties officeooo:rsid="0095d590"/>
    </style:style>
    <style:style style:name="T67" style:family="text">
      <style:text-properties officeooo:rsid="00981031"/>
    </style:style>
    <style:style style:name="T68" style:family="text">
      <style:text-properties officeooo:rsid="009975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Notes et remarques sur l’HTML</text:p>
      <text:p text:style-name="P35">du premier <text:span text:style-name="T10">tome </text:span>de correspondance de Lamennais </text:p>
      <text:p text:style-name="P12"/>
      <text:p text:style-name="P2"/>
      <text:p text:style-name="P9">Par Lucie Slavik, stagiaire 19 mai-29 juillet 2020, deux jours par semaine en télétravail.</text:p>
      <text:p text:style-name="P13">Mardi 16 juin 2020, J9 </text:p>
      <text:p text:style-name="P13"/>
      <text:p text:style-name="P32"/>
      <text:p text:style-name="P34">REMARQUES DU CAHIER DES CHARGES</text:p>
      <text:p text:style-name="P33"/>
      <table:table table:name="Tableau1" table:style-name="Tableau1">
        <table:table-column table:style-name="Tableau1.A"/>
        <table:table-row>
          <table:table-cell table:style-name="Tableau1.A1" office:value-type="string">
            <text:p text:style-name="P40">MARQUEURS DE LA LETTRE</text:p>
            <text:p text:style-name="P40"><text:span text:style-name="T53">Début des lettres </text:span>: <text:s/>Chiffre arabe suivi d’un point et d’un tiret + adresse au destinataire en petites capitales sur le mode « A…. » (sur la même ligne) </text:p>
            <text:p text:style-name="P40">+ lieu et date en minuscule au dessous</text:p>
            <text:p text:style-name="P40"><text:span text:style-name="T53">Fin de la lettre :</text:span> les lettres sont rarement signées. </text:p>
            <text:list xml:id="list3888126469" text:style-name="L1">
              <text:list-item>
                <text:p text:style-name="P41">Correspondance active <text:s text:c="2"/><text:span text:style-name="T55">PAS QUE ! </text:span></text:p>
              </text:list-item>
              <text:list-item>
                <text:p text:style-name="P41">Très longue préface dans le volume 1 intitulée « Notes et souvenirs » à enlever (jusqu’à la page 140) <text:span text:style-name="T55">C’EST FAIT</text:span></text:p>
              </text:list-item>
              <text:list-item>
                <text:p text:style-name="P41">Distinction entre les lettres grâce à des chiffres arabes </text:p>
              </text:list-item>
              <text:list-item>
                <text:p text:style-name="P41">Alinéas marquent des paragraphes</text:p>
              </text:list-item>
              <text:list-item>
                <text:p text:style-name="P41">Le destinataire est indiqué en majuscule. Lettres à la suite adressées aux mêmes destinataires s’ouvrent sur « AU MÊME » ou « À LA MÊME » (voir p. 147) </text:p>
              </text:list-item>
              <text:list-item>
                <text:p text:style-name="P41">En principe date et lieux à droite sur le modèle (« Lieu, jj mois AAAA. »). Dans certains cas Lamennais mentionne également l’heure (p. 147)</text:p>
              </text:list-item>
              <text:list-item>
                <text:p text:style-name="P41">Structure de la lettre : les formules de politesse de début et de fin sont en grande majorité intégrées au corps de la lettre. </text:p>
              </text:list-item>
            </text:list>
          </table:table-cell>
        </table:table-row>
      </table:table>
      <text:p text:style-name="P36"/>
      <text:p text:style-name="P38"/>
      <text:p text:style-name="P38">MES REMARQUES</text:p>
      <text:p text:style-name="P37"/>
      <text:p text:style-name="P20">1) Remarques d’ordre général sur la correspondance de Lamennais, tome 1 <text:span text:style-name="T27">et ses marqueurs, en vue de l’extraction</text:span></text:p>
      <text:p text:style-name="P10"/>
      <text:p text:style-name="P21"><text:span text:style-name="T28"><text:tab/>a) </text:span><text:span text:style-name="T29">R</text:span><text:span text:style-name="T28">emarques sur l’HTML, </text:span><text:span text:style-name="T31">distinction des lettres</text:span> </text:p>
      <text:p text:style-name="P10"/>
      <text:p text:style-name="P10"><text:span text:style-name="T56">-</text:span><text:span text:style-name="T58">l’HTML </text:span><text:span text:style-name="T2">comporte 12 204 lignes au départ, 8680 après nettoyage, soit le double de l’HTML de Lamartine après nettoyage.</text:span></text:p>
      <text:p text:style-name="P3"/>
      <text:p text:style-name="P14"><text:span text:style-name="T57">- Le premier tome </text:span><text:span text:style-name="T56">regroupe trois volumes, ce qui explique son importance.</text:span> </text:p>
      <text:p text:style-name="P15">Le premier volume regroupe la correspondance de 1818 à 1823. </text:p>
      <text:p text:style-name="P16">Le deuxième couvre les années 1826-1827.</text:p>
      <text:p text:style-name="P17">Le troisième est entièrement consacré à l’année 1828.</text:p>
      <text:p text:style-name="P2"/>
      <text:p text:style-name="P4">-<text:span text:style-name="T3">il y a 197 lettres, soit 100 de plus que Lamartine.</text:span></text:p>
      <text:p text:style-name="P4"/>
      <text:p text:style-name="P8">- <text:span text:style-name="T9">Les lettres sont précédées d’un chiffre arabe (de 1 à 197) <text:s/>puis suivies du destinataire avec son nom, et si plusieurs lettres s’adressent au même destinataire, on retrouve ces expressions : « A la même », <text:s/>« Au même », <text:s/>« Le même au même », ce qui arrive assez fréquemment.</text:span></text:p>
      <text:p text:style-name="P27"><text:soft-page-break/>Les chiffres arabes sont suivis d’un point et d’un tiret : </text:p>
      <text:p text:style-name="P19"><text:span text:style-name="T42">Exemple, l. 7682 « </text:span><text:span text:style-name="T11">169. — A MADAME LA COMTESSE DE SENFFT. » </text:span></text:p>
      <text:p text:style-name="P42"/>
      <text:p text:style-name="P19"><text:span text:style-name="T11">- </text:span><text:span text:style-name="T13">Jama</text:span><text:span text:style-name="T14">is il n’est écrit cher untel : pas de &lt;salute/&gt; dans l’&lt;opener/&gt;</text:span></text:p>
      <text:p text:style-name="P43"/>
      <text:p text:style-name="P19"><text:span text:style-name="T14">- </text:span><text:span text:style-name="T15">On trouve en revanche </text:span><text:span text:style-name="T16">le lieu puis la date (JJ Mois AAAA) suivis directement du début de la lettre.</text:span></text:p>
      <text:p text:style-name="P60"><text:span text:style-name="T16">-</text:span><text:span text:style-name="T19">Parfois l’indication du lieu est absente, comme à la ligne 7920 </text:span><text:span text:style-name="T47">&lt;p&gt;</text:span><text:span text:style-name="T11">179. - A MADAME LA</text:span><text:line-break/><text:span text:style-name="T11"> <text:s text:c="11"/>COMTESSE DE SENFFT. </text:span><text:span text:style-name="T47">&lt;/p&gt;&lt;p&gt;</text:span><text:span text:style-name="T11">Le 27 août 1 828. </text:span><text:span text:style-name="T47">&lt;/p&gt;</text:span></text:p>
      <text:p text:style-name="P60"><text:span text:style-name="T19">- </text:span><text:span text:style-name="T21">Parfois, l’heure est ajouté, après la date comme à la ligne 4912 : </text:span><text:span text:style-name="T48">&lt;p&gt;</text:span><text:span text:style-name="T24">« A la Chenaie, mardi 31, 3 heures de l'après-midi. </text:span><text:span text:style-name="T48">&lt;/p&gt;</text:span></text:p>
      <text:p text:style-name="P49"><text:span text:style-name="T63">+ ligne 153 + 4919.<text:line-break/>Manifestement, cela arrive maximum 3 ou 4 fois.</text:span></text:p>
      <text:p text:style-name="P50"><text:span text:style-name="T63">Comment le signaler dans XML ? Avec la date ?</text:span></text:p>
      <text:p text:style-name="P44"/>
      <text:p text:style-name="P4"/>
      <text:p text:style-name="P4"><text:span text:style-name="T56">- </text:span><text:span text:style-name="T59">Les balises &lt;span&gt; </text:span><text:span text:style-name="T45">indiquent les doutes sur l’OCR. On en trouve 510 ouvrantes et fermantes (donc 255). Ce sont pour les erreurs quasiment avérées, mais beaucoup d’autres erreurs se sont glissées dans le texte, sans être signalées par une balise. <text:s/>Une relecture sera donc nécessaire.</text:span></text:p>
      <text:p text:style-name="P30"><text:span text:style-name="T46">Exemple de span l. 7806 : </text:span><text:span text:style-name="T47">&lt;span</text:span><text:span text:style-name="T49"> style</text:span><text:span text:style-name="T51">=</text:span><text:span text:style-name="T52">"color:Slategray;"</text:span><text:span text:style-name="T47">&gt;</text:span><text:span text:style-name="T11">La°viê</text:span><text:span text:style-name="T47">&lt;/span&gt;</text:span><text:span text:style-name="T11"> de ce pays-ci…</text:span></text:p>
      <text:p text:style-name="P31"><text:span text:style-name="T17">Exemple de fautes non signalées l. 7825 : </text:span><text:span text:style-name="T11"><text:s/>Leur conscience leur a répondu qu'il valait mieux obéir à Dieu qu'(.ux hommes… : </text:span><text:span text:style-name="T18">le a est remplacé par une parenthèse ouvrante et un point. </text:span></text:p>
      <text:p text:style-name="P39"><text:span text:style-name="T17">P</text:span><text:span text:style-name="T20">arfois, les balises &lt;span&gt; sont là alors qu’aucune faute n’est à signaler, comme par exemple à la ligne 1263 où le guillemet est juste alors que signalé comme douteux : </text:span><text:span text:style-name="T11"><text:s/>« Regardez bien, vous autres, afin que je ne perde pas mon temps, et que vous puissiez légalement déposer du fait! </text:span><text:span text:style-name="T47">&lt;span</text:span><text:span text:style-name="T49"> style</text:span><text:span text:style-name="T51">=</text:span><text:span text:style-name="T52">"color:Slategray;"</text:span><text:span text:style-name="T49"> </text:span><text:span text:style-name="T47">&gt;</text:span><text:span text:style-name="T11">»</text:span><text:span text:style-name="T47">&lt;/span&gt;</text:span></text:p>
      <text:p text:style-name="P51"/>
      <text:p text:style-name="P45"><text:span text:style-name="T56">- </text:span><text:span text:style-name="T60">Les balises &lt;hr/&gt;</text:span><text:span text:style-name="T66"> mentionnent un changement de page. Elles sont en général précédées et suivies d’une balise fermante puis ouvrante &lt;p/&gt;</text:span></text:p>
      <text:p text:style-name="P65"><text:span text:style-name="T23">Exemple : changement de page 344-345 dans le pdf, ligne 5063 dans le HTML. </text:span></text:p>
      <text:p text:style-name="P65"><text:span text:style-name="T24">votre </text:span><text:span text:style-name="T48">&lt;/p&gt;&lt;hr</text:span><text:span text:style-name="T50"> </text:span><text:span text:style-name="T48">/&gt;&lt;p&gt;</text:span><text:span text:style-name="T24">si douce amitié;</text:span></text:p>
      <text:p text:style-name="P65"><text:span text:style-name="T24">→</text:span><text:span text:style-name="T25"> La phrase est divisée en paragraphes distincts. </text:span></text:p>
      <text:p text:style-name="P46"/>
      <text:p text:style-name="P47">Dans l’idéal, il faudrait les supprimer pour qu’il n’y ait pas de paragraphes inutiles, qui divisent une phrase et rompent l’unité.</text:p>
      <text:p text:style-name="P47"/>
      <text:p text:style-name="P48">- <text:span text:style-name="T67">Fort heureusement, contrairement à la correspondance de Lamartine, les en-têtes à chaque page (« CORRESPONDANCE » page de gauche, « DE LAMENNAIS » page de droite) ont été automatiquement supprimés par l’OCR et ils ne polluent donc pas l’HTML.</text:span></text:p>
      <text:p text:style-name="P48"><text:span text:style-name="T68">Seules les divisions par livre sont encore visibles. </text:span><text:line-break/></text:p>
      <text:p text:style-name="P45"/>
      <text:p text:style-name="P22"><text:tab/>b) Les destinataires</text:p>
      <text:p text:style-name="P4"/>
      <text:p text:style-name="P52">- les destinataires sont au nombre de 7. On y trouve :</text:p>
      <text:p text:style-name="P52"><text:tab/>Mlle Cornulier de Lucinière</text:p>
      <text:p text:style-name="P4"><text:tab/><text:span text:style-name="T4">Mlle de Tremereuc</text:span></text:p>
      <text:p text:style-name="P4"><text:tab/><text:span text:style-name="T4">M. l’abbé Carron </text:span></text:p>
      <text:p text:style-name="P4"><text:tab/><text:span text:style-name="T4">M. Berryer</text:span></text:p>
      <text:p text:style-name="P4"><text:tab/><text:span text:style-name="T4">M. le marquis de Coriolis d’Espinouse</text:span></text:p>
      <text:p text:style-name="P4"><text:tab/><text:span text:style-name="T5">Mme la comtesse de Senfft-Pilsach /Mme la comtesse Louise de Senfft (est-ce la même?)/ la comtesse Louise… (lettres 124, 167)</text:span></text:p>
      <text:p text:style-name="P5"><text:soft-page-break/><text:tab/><text:span text:style-name="T5">M. le comte de Senfft-Pilsach </text:span></text:p>
      <text:p text:style-name="P5"/>
      <text:p text:style-name="P5">- <text:span text:style-name="T26">les destinataires sont écrits en majuscules, ce qui peut être un moyen d’extraire les lettres avec des regex.</text:span></text:p>
      <text:p text:style-name="P5"><text:tab/></text:p>
      <text:p text:style-name="P5">- <text:span text:style-name="T6">Certaines lettres ne sont pas de Lamennais ni destinées à lui</text:span></text:p>
      <text:p text:style-name="P6"><text:tab/>→<text:span text:style-name="T7"> Les lettres 77, 80, de M. l’abbé Guerbet à M. de Senfft</text:span></text:p>
      <text:p text:style-name="P6"><text:tab/>→<text:span text:style-name="T7"> La lettre 173, de l’abbé Jean de Lamennais (frère de Félicité de Lamennais) à M. de Senfft</text:span></text:p>
      <text:p text:style-name="P18">Doit-on les garder ? <text:span text:style-name="T8">On verra je pense en fonction de la cohérence interne (si ce sont des lettres jointes à celles à Lamennais, comme par exemple la lettre 160 : si elles ont été publiées, c’est que leur « insertion […] paraît utile »</text:span><text:span text:style-name="T8"><text:note text:id="ftn1" text:note-class="footnote"><text:note-citation>1</text:note-citation><text:note-body><text:p text:style-name="P1">p. 309</text:p></text:note-body></text:note></text:span><text:span text:style-name="T8">…).</text:span></text:p>
      <text:p text:style-name="P18">- <text:span text:style-name="T39">D’autres sont insérées dans le notes de bas de page, comme une lettre de M. de Vitrolles à Lamennais, p. 423. Que faire dans ce cas-là ?</text:span></text:p>
      <text:p text:style-name="P6"/>
      <text:p text:style-name="P53">- D’autres sont des lettres écrites à Lamennais <text:span text:style-name="T61">= CORRESPONDANCE PASSIVE</text:span></text:p>
      <text:p text:style-name="P54"><text:tab/>Comme les lettres 120, 134, 140, 156, 182, 183, 190, 195 de M. de Coriolis à Lamennai<text:span text:style-name="T62">s</text:span></text:p>
      <text:p text:style-name="P62"><text:span text:style-name="T28"><text:tab/></text:span></text:p>
      <text:p text:style-name="P62"><text:span text:style-name="T28"><text:tab/>c) Notes</text:span></text:p>
      <text:p text:style-name="P23"/>
      <text:p text:style-name="P24"><text:span text:style-name="T1">- on y trouve de fréquentes notes. Elles sont précédées d’un chiffre arabe, ce qui est contrariant puisque c</text:span>e sont<text:span text:style-name="T1"> également les chiffres arabes qui délimitent les lettres.</text:span></text:p>
      <text:p text:style-name="P24"/>
      <text:p text:style-name="P55"><text:tab/>d) Formules en fin de lettre ou &lt;salute/&gt;</text:p>
      <text:p text:style-name="P24"/>
      <text:p text:style-name="P25">On trouve des formules de fin de lettre, comme</text:p>
      <text:p text:style-name="P25"><text:tab/>Mille tendresses (lettre 151)</text:p>
      <text:p text:style-name="P25"><text:tab/><text:span text:style-name="T43">Mille et mille tendresses (lettre 169)</text:span></text:p>
      <text:p text:style-name="P25"><text:tab/><text:span text:style-name="T44">Mille et mille tendres hommages… (lettre 175)</text:span></text:p>
      <text:p text:style-name="P25"><text:tab/><text:span text:style-name="T44">Mille et mille hommages (lettre 179)</text:span></text:p>
      <text:p text:style-name="P25"><text:tab/><text:span text:style-name="T38">J’aurais encore à vous dire une infinité de choses […] Adieu… (lettre 154) </text:span></text:p>
      <text:p text:style-name="P25"><text:tab/><text:span text:style-name="T40">Adieu… (lettres 158, 173, 194)</text:span></text:p>
      <text:p text:style-name="P25"><text:tab/><text:span text:style-name="T41">Tout à vous bien tendrement (lettre 163)</text:span></text:p>
      <text:p text:style-name="P26"><text:span text:style-name="T37"><text:tab/></text:span><text:span text:style-name="T11">Ne soyez point surprise si je ne vous écris pas d'ici à quelque temps, car je vais être excédé d'embarras de toute espèce, et de fatigue. A bientôt. </text:span><text:span text:style-name="T12">(lettre 168</text:span><text:span text:style-name="T22">)</text:span></text:p>
      <text:p text:style-name="P25"><text:tab/><text:span text:style-name="T44">J’embrasse… (lettre 180)</text:span></text:p>
      <text:p text:style-name="P24"/>
      <text:p text:style-name="P2"/>
      <text:p text:style-name="P7"><text:span text:style-name="T29"><text:tab/></text:span><text:span text:style-name="T30">e)</text:span><text:span text:style-name="T29"> Signature </text:span></text:p>
      <text:p text:style-name="P56"/>
      <text:p text:style-name="P7"><text:span text:style-name="T29">- </text:span><text:span text:style-name="T32">la plupart du temps, les lettres ne sont pas signées.</text:span></text:p>
      <text:p text:style-name="P7"/>
      <text:p text:style-name="P7">- <text:span text:style-name="T33">Sinon on y trouve, en guise de signature :</text:span></text:p>
      <text:p text:style-name="P7">- <text:span text:style-name="T34">F. M. (lettres 3, 4, 18)</text:span></text:p>
      <text:p text:style-name="P7">- <text:span text:style-name="T35">F. (lettres 15)</text:span></text:p>
      <text:p text:style-name="P7">- <text:span text:style-name="T36">F. L. (lettres 46)</text:span></text:p>
      <text:p text:style-name="P64">En bref, sur 197 lettres, 5 sont signées de façon sûre, <text:span text:style-name="T64">par de simples initiales. </text:span></text:p>
      <text:p text:style-name="P64"/>
      <text:p text:style-name="P2"/>
      <text:p text:style-name="P2"/>
      <text:p text:style-name="P2"/>
      <text:p text:style-name="P20"><text:soft-page-break/>2) Nettoyage de l’HTML</text:p>
      <text:p text:style-name="P20"/>
      <text:p text:style-name="P11">-Je ferme les balises &lt;meta/&gt;, &lt;br/&gt; et &lt;hr/&gt; qui empêchent une bonne indentation et un html bien formé. </text:p>
      <text:p text:style-name="P11"/>
      <text:p text:style-name="P29"><text:span text:style-name="T1">- le pdf comporte 518 pages, dont 151 sont des notes et souvenirs, et non de la correspondance (même si d’abondants passages de correspondance y sont cités). Ces passages sont séparés par des chiffres romains. Par </text:span><text:span text:style-name="T11">E. D. FORGUES. </text:span><text:span text:style-name="T1"><text:line-break/>Je les supprime de l’HTML (lignes 56 à 3416).</text:span></text:p>
      <text:p text:style-name="P29"/>
      <text:p text:style-name="P57">- MKME remplacé par M<text:span text:style-name="T65">Ê</text:span>ME : 4 occurrences. <text:line-break/></text:p>
      <text:p text:style-name="P28">- <text:span text:style-name="T54">Suppression de la table des matières, de la ligne 8681 à 884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0:59:22.448388936</meta:creation-date>
    <dc:date>2020-06-16T19:05:51.085629516</dc:date>
    <meta:editing-duration>PT5H50M35S</meta:editing-duration>
    <meta:editing-cycles>120</meta:editing-cycles>
    <meta:generator>LibreOffice/6.0.7.3$Linux_X86_64 LibreOffice_project/00m0$Build-3</meta:generator>
    <meta:document-statistic meta:table-count="1" meta:image-count="0" meta:object-count="0" meta:page-count="4" meta:paragraph-count="90" meta:word-count="1243" meta:character-count="7019" meta:non-whitespace-character-count="5795"/>
  </office:meta>
</office:document-meta>
</file>